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739">
            <text:p>OZE-739</text:p>
          </table:table-cell>
          <table:table-cell office:value-type="float" office:value="37.89">
            <text:p>37.89</text:p>
          </table:table-cell>
          <table:table-cell office:value-type="float" office:value="12.45">
            <text:p>12.45</text:p>
          </table:table-cell>
          <table:table-cell office:value-type="float" office:value="350.0">
            <text:p>350.0</text:p>
          </table:table-cell>
          <table:table-cell office:value-type="float" office:value="35.0">
            <text:p>35.0</text:p>
          </table:table-cell>
          <table:table-cell office:value-type="string" office:value="Plant fibres">
            <text:p>Plant fibr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3">
            <text:p>-1.5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613">
            <text:p>OZE-613</text:p>
          </table:table-cell>
          <table:table-cell office:value-type="float" office:value="37.89">
            <text:p>37.89</text:p>
          </table:table-cell>
          <table:table-cell office:value-type="float" office:value="12.45">
            <text:p>12.45</text:p>
          </table:table-cell>
          <table:table-cell office:value-type="float" office:value="3070.0">
            <text:p>3070.0</text:p>
          </table:table-cell>
          <table:table-cell office:value-type="float" office:value="40.0">
            <text:p>4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612">
            <text:p>OZE-612</text:p>
          </table:table-cell>
          <table:table-cell office:value-type="float" office:value="37.89">
            <text:p>37.89</text:p>
          </table:table-cell>
          <table:table-cell office:value-type="float" office:value="12.45">
            <text:p>12.45</text:p>
          </table:table-cell>
          <table:table-cell office:value-type="float" office:value="2820.0">
            <text:p>2820.0</text:p>
          </table:table-cell>
          <table:table-cell office:value-type="float" office:value="40.0">
            <text:p>4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42000000000000004">
            <text:p>-0.4200000000000000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611">
            <text:p>OZE-611</text:p>
          </table:table-cell>
          <table:table-cell office:value-type="float" office:value="37.87">
            <text:p>37.87</text:p>
          </table:table-cell>
          <table:table-cell office:value-type="float" office:value="12.48">
            <text:p>12.48</text:p>
          </table:table-cell>
          <table:table-cell office:value-type="float" office:value="1240.0">
            <text:p>1240.0</text:p>
          </table:table-cell>
          <table:table-cell office:value-type="float" office:value="50.0">
            <text:p>5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15000000000000002">
            <text:p>-0.150000000000000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610">
            <text:p>OZE-610</text:p>
          </table:table-cell>
          <table:table-cell office:value-type="float" office:value="37.84">
            <text:p>37.84</text:p>
          </table:table-cell>
          <table:table-cell office:value-type="float" office:value="12.45">
            <text:p>12.45</text:p>
          </table:table-cell>
          <table:table-cell office:value-type="float" office:value="710.0">
            <text:p>710.0</text:p>
          </table:table-cell>
          <table:table-cell office:value-type="float" office:value="35.0">
            <text:p>35.0</text:p>
          </table:table-cell>
          <table:table-cell office:value-type="string" office:value="Shell (L. lacteus)">
            <text:p>Shell (L. lacteus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09999999999999998">
            <text:p>-0.0999999999999999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609">
            <text:p>OZE-609</text:p>
          </table:table-cell>
          <table:table-cell office:value-type="float" office:value="37.87">
            <text:p>37.87</text:p>
          </table:table-cell>
          <table:table-cell office:value-type="float" office:value="12.45">
            <text:p>12.45</text:p>
          </table:table-cell>
          <table:table-cell office:value-type="float" office:value="1560.0">
            <text:p>1560.0</text:p>
          </table:table-cell>
          <table:table-cell office:value-type="float" office:value="40.0">
            <text:p>4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06999999999999995">
            <text:p>-0.0699999999999999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Antonioli_1994_01">
            <text:p>Antonioli_1994_01</text:p>
          </table:table-cell>
          <table:table-cell office:value-type="float" office:value="38.11">
            <text:p>38.11</text:p>
          </table:table-cell>
          <table:table-cell office:value-type="float" office:value="13.53">
            <text:p>13.53</text:p>
          </table:table-cell>
          <table:table-cell office:value-type="float" office:value="8960.0">
            <text:p>8960.0</text:p>
          </table:table-cell>
          <table:table-cell office:value-type="float" office:value="130.0">
            <text:p>130.0</text:p>
          </table:table-cell>
          <table:table-cell office:value-type="string" office:value="Shell (P. Ferruginea)">
            <text:p>Shell (P. Ferrugine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1994,LambeckEtal2004a,VacchiEtal2016">
            <text:p>AntonioliEtal1994,LambeckEtal2004a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archeological">
            <text:p>archeological</text:p>
          </table:table-cell>
          <table:table-cell office:value-type="string" office:value="Basso_2008_01">
            <text:p>Basso_2008_01</text:p>
          </table:table-cell>
          <table:table-cell office:value-type="float" office:value="37.87">
            <text:p>37.87</text:p>
          </table:table-cell>
          <table:table-cell office:value-type="float" office:value="12.48">
            <text:p>12.48</text:p>
          </table:table-cell>
          <table:table-cell office:value-type="float" office:value="2600.0">
            <text:p>26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R-2580">
            <text:p>R-2580</text:p>
          </table:table-cell>
          <table:table-cell office:value-type="float" office:value="38.21">
            <text:p>38.21</text:p>
          </table:table-cell>
          <table:table-cell office:value-type="float" office:value="13.28">
            <text:p>13.28</text:p>
          </table:table-cell>
          <table:table-cell office:value-type="float" office:value="784.0">
            <text:p>784.0</text:p>
          </table:table-cell>
          <table:table-cell office:value-type="float" office:value="37.0">
            <text:p>37.0</text:p>
          </table:table-cell>
          <table:table-cell office:value-type="string" office:value="Vermetid (D. petraeum)">
            <text:p>Vermetid (D. petrae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35000000000000003">
            <text:p>-0.3500000000000000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tonioliEtal1999,AntonioliEtal2002,VacchiEtal2016">
            <text:p>AntonioliEtal1999,AntonioliEtal2002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R-2741">
            <text:p>R-2741</text:p>
          </table:table-cell>
          <table:table-cell office:value-type="float" office:value="38.17">
            <text:p>38.17</text:p>
          </table:table-cell>
          <table:table-cell office:value-type="float" office:value="12.71">
            <text:p>12.71</text:p>
          </table:table-cell>
          <table:table-cell office:value-type="float" office:value="531.0">
            <text:p>531.0</text:p>
          </table:table-cell>
          <table:table-cell office:value-type="float" office:value="32.0">
            <text:p>32.0</text:p>
          </table:table-cell>
          <table:table-cell office:value-type="string" office:value="Vermetid (D. petraeum)">
            <text:p>Vermetid (D. petrae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tonioliEtal1999,AntonioliEtal2002,VacchiEtal2016">
            <text:p>AntonioliEtal1999,AntonioliEtal2002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R-2742">
            <text:p>R-2742</text:p>
          </table:table-cell>
          <table:table-cell office:value-type="float" office:value="38.17">
            <text:p>38.17</text:p>
          </table:table-cell>
          <table:table-cell office:value-type="float" office:value="12.71">
            <text:p>12.71</text:p>
          </table:table-cell>
          <table:table-cell office:value-type="float" office:value="527.0">
            <text:p>527.0</text:p>
          </table:table-cell>
          <table:table-cell office:value-type="float" office:value="36.0">
            <text:p>36.0</text:p>
          </table:table-cell>
          <table:table-cell office:value-type="string" office:value="Vermetid (D. petraeum)">
            <text:p>Vermetid (D. petrae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tonioliEtal1999,AntonioliEtal2002,VacchiEtal2016">
            <text:p>AntonioliEtal1999,AntonioliEtal2002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6810-Utrecht">
            <text:p>6810-Utrecht</text:p>
          </table:table-cell>
          <table:table-cell office:value-type="float" office:value="37.94">
            <text:p>37.94</text:p>
          </table:table-cell>
          <table:table-cell office:value-type="float" office:value="12.08">
            <text:p>12.08</text:p>
          </table:table-cell>
          <table:table-cell office:value-type="float" office:value="9564.0">
            <text:p>9564.0</text:p>
          </table:table-cell>
          <table:table-cell office:value-type="float" office:value="79.0">
            <text:p>79.0</text:p>
          </table:table-cell>
          <table:table-cell office:value-type="string" office:value="Shell (Lithophaga sp)">
            <text:p>Shell (Lithophag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AntonioliEtal2002,LambeckEtal2011,VacchiEtal2016">
            <text:p>AntonioliEtal2002,LambeckEtal2011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OZE-608">
            <text:p>OZE-608</text:p>
          </table:table-cell>
          <table:table-cell office:value-type="float" office:value="37.86">
            <text:p>37.86</text:p>
          </table:table-cell>
          <table:table-cell office:value-type="float" office:value="12.47">
            <text:p>12.47</text:p>
          </table:table-cell>
          <table:table-cell office:value-type="float" office:value="1870.0">
            <text:p>1870.0</text:p>
          </table:table-cell>
          <table:table-cell office:value-type="float" office:value="40.0">
            <text:p>4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assoEtal2008,VacchiEtal2016">
            <text:p>BassoEtal2008,VacchiEtal2016</text:p>
          </table:table-cell>
        </table:table-row>
        <table:table-row>
          <table:table-cell office:value-type="string" office:value="Western_Sicily">
            <text:p>Western_Sicily</text:p>
          </table:table-cell>
          <table:table-cell office:value-type="string" office:value="radiocarbon">
            <text:p>radiocarbon</text:p>
          </table:table-cell>
          <table:table-cell office:value-type="string" office:value="R-2764">
            <text:p>R-2764</text:p>
          </table:table-cell>
          <table:table-cell office:value-type="float" office:value="38.11">
            <text:p>38.11</text:p>
          </table:table-cell>
          <table:table-cell office:value-type="float" office:value="12.71">
            <text:p>12.71</text:p>
          </table:table-cell>
          <table:table-cell office:value-type="float" office:value="554.0">
            <text:p>554.0</text:p>
          </table:table-cell>
          <table:table-cell office:value-type="float" office:value="35.0">
            <text:p>35.0</text:p>
          </table:table-cell>
          <table:table-cell office:value-type="string" office:value="Vermetid (D. petraeum)">
            <text:p>Vermetid (D. petrae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AntonioliEtal1999,AntonioliEtal2002,VacchiEtal2016">
            <text:p>AntonioliEtal1999,AntonioliEtal2002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